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555555" style:font-name="Arial1" fo:font-size="10pt" style:font-name-asian="Times New Roman" style:font-size-asian="10pt" style:font-name-complex="Arial2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text-properties fo:color="#333333" style:font-name="Arial1" fo:font-size="10pt" style:font-name-asian="Times New Roman" style:font-size-asian="10pt" style:font-name-complex="Times New Roman" style:font-size-complex="10pt"/>
    </style:style>
    <style:style style:name="P6" style:family="paragraph" style:parent-style-name="Standard">
      <style:text-properties style:font-name="Times" fo:font-size="10pt" style:font-name-asian="Times New Roman" style:font-size-asian="10pt" style:font-name-complex="Times New Roman" style:font-size-complex="10pt"/>
    </style:style>
    <style:style style:name="P7" style:family="paragraph" style:parent-style-name="Standard">
      <style:paragraph-properties fo:padding-left="0.141cm" fo:padding-right="0cm" fo:padding-top="0cm" fo:padding-bottom="0cm" fo:border-left="0.018cm solid #00000a" fo:border-right="none" fo:border-top="none" fo:border-bottom="none"/>
    </style:style>
    <style:style style:name="P8" style:family="paragraph" style:parent-style-name="Heading_20_2">
      <style:paragraph-properties fo:padding-left="0.141cm" fo:padding-right="0.141cm" fo:padding-top="0.035cm" fo:padding-bottom="0.035cm" fo:border="0.018cm solid #00000a"/>
    </style:style>
    <style:style style:name="P9" style:family="paragraph" style:parent-style-name="Heading_20_2" style:master-page-name="Standard">
      <style:paragraph-properties style:page-number="auto" fo:padding-left="0.141cm" fo:padding-right="0.141cm" fo:padding-top="0.035cm" fo:padding-bottom="0.035cm" fo:border="0.018cm solid #00000a"/>
    </style:style>
    <style:style style:name="P10" style:family="paragraph" style:parent-style-name="Normal_20__28_Web_29_">
      <style:paragraph-properties fo:margin-left="0.159cm" fo:margin-right="0.159cm" fo:margin-top="0.159cm" fo:margin-bottom="0.159cm" fo:text-indent="0cm" style:auto-text-indent="false"/>
    </style:style>
    <style:style style:name="P11" style:family="paragraph" style:parent-style-name="Normal_20__28_Web_29_">
      <style:paragraph-properties fo:margin-left="0.159cm" fo:margin-right="0.159cm" fo:margin-top="0.159cm" fo:margin-bottom="0.159cm" fo:text-indent="0cm" style:auto-text-indent="false"/>
      <style:text-properties fo:color="#333333" style:font-name="Arial1" fo:font-size="10.5pt" style:font-size-asian="10.5pt" style:font-name-complex="Arial2" style:font-size-complex="10.5pt"/>
    </style: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Times" fo:font-size="10pt" style:font-size-asian="10pt" style:font-name-complex="Times New Roman" style:font-size-complex="10pt"/>
    </style:style>
    <style:style style:name="T6" style:family="text">
      <style:text-properties fo:color="#333333" style:font-name="Arial1" fo:font-size="10.5pt" style:font-name-asian="Times New Roman" style:font-size-asian="10.5pt" style:font-name-complex="Arial2" style:font-size-complex="10.5pt"/>
    </style:style>
    <style:style style:name="T7" style:family="text">
      <style:text-properties fo:color="#333333" style:font-name="Arial1" fo:font-size="10.5pt" style:font-size-asian="10.5pt" style:font-name-complex="Arial2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08112391513431253" text:style-name="Outline">
        <text:list-item>
          <text:list>
            <text:list-item>
              <text:h text:style-name="P9" text:outline-level="2">Accueil :</text:h>
            </text:list-item>
          </text:list>
        </text:list-item>
      </text:list>
      <text:p text:style-name="Standard"/>
      <text:p text:style-name="Standard">Annie vous reçoit dans un des plus beaux villages de Wallonie, Gesves.</text:p>
      <text:p text:style-name="Standard">Des monuments historiques remarquables <text:span text:style-name="T1">comme la Tour de Royer (1614)</text:span> pourraient d’ailleurs vous surprendre lors d’une des nombreuses promenades disponibles dans la région.</text:p>
      <text:p text:style-name="Standard">(Illustration campagne)</text:p>
      <text:p text:style-name="Standard"/>
      <text:p text:style-name="Standard">La bâtisse qui vous hébergera, elle même datée de 1790 vous charmera par son authenticité. </text:p>
      <text:p text:style-name="Standard">Tout le confort actuel allié au respect des matériaux d’époque vous garantira un accueil d’exception.<text:line-break/> (Illustration maison)</text:p>
      <text:p text:style-name="Standard"/>
      <text:p text:style-name="Standard">Quant à la maitresse des lieux, elle ravira vos papilles grâce à ses talents de cuisinière. Ses origines anglaise ajouteront sans nul doute au dépaysement souvent recherché.</text:p>
      <text:p text:style-name="Standard">(Illustration Annie)</text:p>
      <text:p text:style-name="P1"/>
      <text:p text:style-name="Standard"/>
      <text:p text:style-name="Standard"/>
      <text:p text:style-name="Standard"/>
      <text:list xml:id="list31677171" text:continue-numbering="true" text:style-name="Outline">
        <text:list-item>
          <text:list>
            <text:list-item>
              <text:h text:style-name="P8" text:outline-level="2">Chambres et tarifs :</text:h>
            </text:list-item>
          </text:list>
        </text:list-item>
      </text:list>
      <text:p text:style-name="P2">Toutes les chambres sont équipées des mêmes services, vous pourrez par exemple vous</text:p>
      <text:p text:style-name="P2">préparer un thé ou un café grâce aux machines <text:span text:style-name="T3">Special-T</text:span> &amp; <text:span text:style-name="T3">Nespresso mise à votre disposition.</text:span></text:p>
      <text:p text:style-name="P3"/>
      <text:p text:style-name="P2"><text:span text:style-name="T3">-----*-----</text:span></text:p>
      <text:p text:style-name="P2">Grâce au système de sonorisation sans fil, diffusez votre musique personnelle dans la chambre ou sur la terrasse<text:span text:style-name="T3">.</text:span></text:p>
      <text:p text:style-name="P3"/>
      <text:p text:style-name="P2"><text:span text:style-name="T3">-----*------</text:span></text:p>
      <text:p text:style-name="P2">Ouvrez le Minibar "Découverte du terroir" et dégustez les produits de saison qu’Annie a sélectionné, servez-vous une coupe de champagne et relaxez-vous<text:span text:style-name="T3">.</text:span></text:p>
      <text:p text:style-name="P3"/>
      <text:p text:style-name="P2"><text:span text:style-name="T3">-----*-----</text:span></text:p>
      <text:p text:style-name="Standard"/>
      <text:p text:style-name="Standard"/>
      <text:p text:style-name="Standard"/>
      <text:p text:style-name="P7">Avant de fermer les yeux, n'oubliez pas de remplir la fiche de votre petit déjeuner "à la carte" qui vous sera servi <text:bookmark text:name="_GoBack"/>dans la chambre ou au <text:s/>bord du bassin à l'heure de votre choix.</text:p>
      <text:p text:style-name="Standard">+illustration tablette</text:p>
      <text:p text:style-name="Standard"/>
      <text:p text:style-name="Standard"/>
      <text:p text:style-name="Standard">Nos chambres offrent un confort et une attention semblables, seules les chambres du rez-de-chaussée se démarquent par leur accessibilité.<text:line-break/></text:p>
      <text:p text:style-name="Standard"><text:soft-page-break/>Vous pouvez séjourner dans l’une des 8 chambres pour 100 euro, par personne, par nuit. Le petit déjeuner à la carte est compris. </text:p>
      <text:p text:style-name="Standard"/>
      <text:p text:style-name="P4"><text:span text:style-name="Titre_20_3_20_Car"><text:span text:style-name="T4">Chambre K1 (+)</text:span></text:span><text:line-break/><text:span text:style-name="T2">Ambiance cosy et couleurs naturelles</text:span></text:p>
      <text:p text:style-name="Standard"><text:span text:style-name="T4">Descriptif de la chambre :</text:span><text:line-break/>Équipée d’un grand lit et d’une couette en plumes d’oies, cette chambre vous accueillera douillettement pendant votre séjour.</text:p>
      <text:p text:style-name="Standard">+photos</text:p>
      <text:p text:style-name="Standard"><text:span text:style-name="T4">Descriptif de la salle de bain :</text:span></text:p>
      <text:p text:style-name="Standard">La salle de bain lumineuse avec une grande douche à l'italienne (accessible aux personnes à mobilité réduite)</text:p>
      <text:p text:style-name="Standard">+photos</text:p>
      <text:p text:style-name="Standard"><text:span text:style-name="T4">Descriptif de l’extérieur :</text:span></text:p>
      <text:p text:style-name="Standard">Située au rez-de-chaussée avec terrasse privative ombragée donnant sur la grande cour.</text:p>
      <text:p text:style-name="Standard">+photos</text:p>
      <text:p text:style-name="P5"/>
      <text:p text:style-name="P4"><text:span text:style-name="Titre_20_3_20_Car"><text:span text:style-name="T4">Chambre K2 (+)</text:span></text:span><text:line-break/><text:span text:style-name="T2">Ambiance cosy et couleurs chaudes</text:span></text:p>
      <text:p text:style-name="Standard"><text:span text:style-name="T4">Descriptif de la chambre :</text:span><text:line-break/>Équipée de deux lits jumeaux et d’une literie totalement hypoallergénique, cette chambre accueillera les plus sensibles, un accès vers la chambre k1 peut être ouvert sur demande mutuelle.</text:p>
      <text:p text:style-name="Standard">+photos</text:p>
      <text:p text:style-name="Standard"><text:span text:style-name="T4">Descriptif de la salle de bain :</text:span></text:p>
      <text:p text:style-name="Standard">La salle de bain lumineuse avec une grande douche à l'italienne (accessible aux personnes à mobilité réduite)</text:p>
      <text:p text:style-name="Standard">+photos</text:p>
      <text:p text:style-name="Standard"><text:span text:style-name="T4">Descriptif de l’extérieur :</text:span></text:p>
      <text:p text:style-name="Standard">Située au rez-de-chaussée avec terrasse privative ombragée donnant sur la grande cour.</text:p>
      <text:p text:style-name="Standard">+photos</text:p>
      <text:p text:style-name="P5"/>
      <text:p text:style-name="P4"><text:span text:style-name="Titre_20_3_20_Car"><text:span text:style-name="T4">Chambre K3 (+)</text:span></text:span><text:line-break/><text:span text:style-name="T2">Ambiance Zen, lumière discrète et objets rapportés de nombreux voyages.</text:span></text:p>
      <text:p text:style-name="Standard"><text:span text:style-name="T4">Descriptif de la chambre :</text:span><text:line-break/>Équipée d’un grand lit style Extrême-Orient, cette vaste chambre vous donnera une impression de liberté.</text:p>
      <text:p text:style-name="Standard">+photos</text:p>
      <text:p text:style-name="Standard"><text:span text:style-name="T4">Descriptif de la salle de bain :</text:span></text:p>
      <text:p text:style-name="Standard">La salle de bain, grand espace de détente avec bain à remous</text:p>
      <text:p text:style-name="Standard">+photos</text:p>
      <text:p text:style-name="Standard"><text:span text:style-name="T4">Descriptif de l’extérieur :</text:span></text:p>
      <text:p text:style-name="Standard">Située au rez-de-chaussée avec terrasse privative donnant sur le jardin.</text:p>
      <text:p text:style-name="Standard">+photos</text:p>
      <text:p text:style-name="P5"/>
      <text:p text:style-name="P4"><text:soft-page-break/><text:span text:style-name="Titre_20_3_20_Car"><text:span text:style-name="T4">Chambre K4 (+)</text:span></text:span><text:line-break/><text:span text:style-name="T2">Ambiance romantique et blanc </text:span></text:p>
      <text:p text:style-name="Standard"><text:span text:style-name="T4">Descriptif de la chambre :</text:span><text:line-break/>Équipée d’un grand lit et d’une couette en plumes d’oies, cette chambre vous accueillera douillettement pendant votre séjour.</text:p>
      <text:p text:style-name="Standard">+photos</text:p>
      <text:p text:style-name="Standard"><text:span text:style-name="T4">Descriptif de la salle de bain :</text:span></text:p>
      <text:p text:style-name="Standard">La salle de bain cocooning avec grande baignoire sur pied. </text:p>
      <text:p text:style-name="Standard">+photos</text:p>
      <text:p text:style-name="Standard"><text:span text:style-name="T4">Descriptif de l’extérieur :</text:span></text:p>
      <text:p text:style-name="Standard">Située au rez-de-chaussée avec terrasse privative donnant sur le jardin.</text:p>
      <text:p text:style-name="Standard">+photos</text:p>
      <text:p text:style-name="P5"/>
      <text:p text:style-name="P4"><text:span text:style-name="Titre_20_3_20_Car"><text:span text:style-name="T4">Chambre K5 (+)</text:span></text:span><text:line-break/><text:span text:style-name="T2">Ambiance authentique et couleurs douces</text:span></text:p>
      <text:p text:style-name="Standard"><text:span text:style-name="T4">Descriptif de la chambre :</text:span><text:line-break/>Équipée d’un grand lit et d’une couette en plumes d’oies, cette chambre vous accueillera douillettement pendant votre séjour.</text:p>
      <text:p text:style-name="Standard">+photos</text:p>
      <text:p text:style-name="Standard"><text:span text:style-name="T4">Descriptif de la salle de bain :</text:span></text:p>
      <text:p text:style-name="Standard">La salle de bain, espace cocooning </text:p>
      <text:p text:style-name="Standard">+photos</text:p>
      <text:p text:style-name="Standard"><text:span text:style-name="T4">Descriptif de l’extérieur :</text:span></text:p>
      <text:p text:style-name="Standard">Située au premier étage donnant sur la grande cour.</text:p>
      <text:p text:style-name="Standard">+photos</text:p>
      <text:p text:style-name="P5"/>
      <text:p text:style-name="No_20_Spacing"><text:span text:style-name="Titre_20_3_20_Car"><text:span text:style-name="T4">Chambre K6 (+)</text:span></text:span><text:span text:style-name="Titre_20_3_20_Car"><text:line-break/></text:span><text:line-break/><text:span text:style-name="T2">Style shabby chic, mélange de l’élégance de nos régions et le charme de l’époque victorienne en Angleterre.</text:span></text:p>
      <text:p text:style-name="P4"/>
      <text:p text:style-name="Standard"><text:span text:style-name="T4">Descriptif de la chambre :</text:span><text:line-break/>Équipée d’un grand lit à baldaquin, de couleurs douces et son mobilier patiné cette chambre vous accueillera <text:s/>pour un séjour romantique.</text:p>
      <text:p text:style-name="Standard">+photos</text:p>
      <text:p text:style-name="Standard"><text:span text:style-name="T4">Descriptif de la salle de bain :</text:span></text:p>
      <text:p text:style-name="Standard">La salle de bain lumineuse avec une grande douche à l'italienne (accessible aux personnes à mobilité réduite)</text:p>
      <text:p text:style-name="Standard">+photos</text:p>
      <text:p text:style-name="Standard"><text:span text:style-name="T4">Descriptif de l’extérieur :</text:span></text:p>
      <text:p text:style-name="Standard">Située au premier étage donnant sur la grande cour.</text:p>
      <text:p text:style-name="Standard">+photos</text:p>
      <text:p text:style-name="P5"/>
      <text:p text:style-name="P4"><text:span text:style-name="Titre_20_3_20_Car">Chambre K7 (+)</text:span><text:line-break/><text:span text:style-name="T2">Ambiance « Agatha Christie »</text:span></text:p>
      <text:p text:style-name="Standard"><text:soft-page-break/><text:span text:style-name="T4">Descriptif de la chambre :</text:span><text:line-break/>Cette chambre vous plongera dans l’univers de la romancière. La grande bibliothèque est mise à votre disposition mais vous pouvez aussi choisir de lire votre roman directement sur la tablette disponible dans la chambre, parlez-en à Annie, elle vous guidera.</text:p>
      <text:p text:style-name="Standard">+photos</text:p>
      <text:p text:style-name="Standard"><text:span text:style-name="T4">Descriptif de la salle de bain :</text:span></text:p>
      <text:p text:style-name="Standard">La salle de bain lumineuse avec une grande douche à l'italienne.</text:p>
      <text:p text:style-name="Standard">+photos</text:p>
      <text:p text:style-name="Standard"><text:span text:style-name="T4">Descriptif de l’extérieur :</text:span></text:p>
      <text:p text:style-name="Standard">Située dans les combles, une grande terrasse vous permet d’avoir une vue imprenable sur la campagne environnante.</text:p>
      <text:p text:style-name="Standard">+photos</text:p>
      <text:p text:style-name="P5"/>
      <text:p text:style-name="P4"><text:span text:style-name="Titre_20_3_20_Car"><text:span text:style-name="T4">Chambre K8 (+)</text:span></text:span><text:line-break/><text:span text:style-name="T2">Ambiance « Sherlock Holmes »</text:span></text:p>
      <text:p text:style-name="Standard"><text:span text:style-name="T4">Descriptif de la chambre :</text:span><text:line-break/>Cette chambre vous plongera dans un univers de machine à <text:s/>vapeur, gadget d’une autre époque, ambiance cuivre et lumière tamisée.</text:p>
      <text:p text:style-name="Standard">+photos</text:p>
      <text:p text:style-name="Standard"><text:span text:style-name="T4">Descriptif de la salle de bain :</text:span></text:p>
      <text:p text:style-name="Standard">La salle de bain avec douche à l'italienne.</text:p>
      <text:p text:style-name="Standard"><text:span text:style-name="T4">Descriptif de l’extérieur :</text:span></text:p>
      <text:p text:style-name="Standard">Située dans les combles, une grande terrasse vous permet d’avoir une vue imprenable sur la campagne environnante.</text:p>
      <text:p text:style-name="Standard">+photos</text:p>
      <text:p text:style-name="P5"/>
      <text:p text:style-name="P6"/>
      <text:list xml:id="list31689671" text:continue-numbering="true" text:style-name="Outline">
        <text:list-item>
          <text:list>
            <text:list-item>
              <text:h text:style-name="Heading_20_2" text:outline-level="2">Réservation:</text:h>
            </text:list-item>
          </text:list>
        </text:list-item>
      </text:list>
      <text:p text:style-name="Standard"><text:span text:style-name="T6">Pour  confirmer une réservation, il est nécessaire de verser 50% du montant du séjour par carte ou virement bancaire.</text:span></text:p>
      <text:p text:style-name="Standard"><text:span text:style-name="Titre_20_3_20_Car">ANNULATION OU MODIFICATION DU SEJOUR</text:span><text:span text:style-name="T7"><text:line-break/>En cas d’annulation avant le 15ème jour précédant la date prévue de la réservation, les arrhes sont remboursées.</text:span></text:p>
      <text:p text:style-name="P10"><text:span text:style-name="T7">En cas d’annulation du séjour entre le 15ème et le 8ème  jour précédant la date de réservation le remboursement des arrhes dépendra de la capacité à relouer la chambre et pour toute modification de séjour entre le 15ème et le 8ème jour,  50% du montant des nuits non utilisées seront facturés.<text:line-break/>Pour les annulations et modifications dans les 8 jours précédant la date de la réservation, le montant total du séjour sera facturé.</text:span></text:p>
      <text:p text:style-name="P10"><text:span text:style-name="T7">Toute annulation ne sera valable qu’après validation par un e-mail envoyé.</text:span></text:p>
      <text:p text:style-name="P11"/>
      <text:list xml:id="list31695646" text:continue-numbering="true" text:style-name="Outline">
        <text:list-item>
          <text:list>
            <text:list-item>
              <text:h text:style-name="Heading_20_2" text:outline-level="2">Les services </text:h>
            </text:list-item>
          </text:list>
        </text:list-item>
      </text:list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font-name-asian="SimSun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76cm" fo:margin-bottom="0.176cm"/>
      <style:text-properties style:font-name="Times"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" fo:font-size="10pt" style:font-size-asian="10pt" style:font-name-complex="Times New Roman" style:font-size-complex="10pt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Titre_20_1_20_Car" style:display-name="Titre 1 Car" style:family="text" style:parent-style-name="Default_20_Paragraph_20_Font">
      <style:text-properties style:font-name="Times" fo:font-size="24pt" fo:font-weight="bold" style:letter-kerning="true" style:font-size-asian="24pt" style:font-weight-asian="bold" style:font-size-complex="24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talic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ALALA</meta:initial-creator>
    <dc:creator>TRALALA</dc:creator>
    <meta:editing-cycles>18</meta:editing-cycles>
    <meta:creation-date>2014-12-18T07:50:00</meta:creation-date>
    <dc:date>2014-12-23T15:18:00</dc:date>
    <meta:editing-duration>PT3M50S</meta:editing-duration>
    <meta:generator>OpenOffice/4.1.1$Win32 OpenOffice.org_project/411m6$Build-9775</meta:generator>
    <meta:document-statistic meta:table-count="0" meta:image-count="0" meta:object-count="0" meta:page-count="4" meta:paragraph-count="97" meta:word-count="990" meta:character-count="61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